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ffffff" draw:textarea-horizontal-align="justify" draw:textarea-vertical-align="middle" draw:auto-grow-height="false" fo:min-height="7.116cm" fo:min-width="12.835cm"/>
    </style:style>
    <style:style style:name="gr2" style:family="graphic" style:parent-style-name="standard">
      <style:graphic-properties svg:stroke-opacity="0%" draw:textarea-horizontal-align="justify" draw:textarea-vertical-align="middle" draw:auto-grow-height="false" fo:min-height="0.893cm" fo:min-width="5.723cm"/>
    </style:style>
    <style:style style:name="gr3" style:family="graphic" style:parent-style-name="standard">
      <style:graphic-properties svg:stroke-opacity="0%" draw:textarea-horizontal-align="justify" draw:textarea-vertical-align="middle" draw:auto-grow-height="false" fo:min-height="0.893cm" fo:min-width="5.469cm"/>
    </style:style>
    <style:style style:name="gr4" style:family="graphic" style:parent-style-name="standard">
      <style:graphic-properties svg:stroke-opacity="0%" draw:fill-color="#666666" draw:textarea-horizontal-align="justify" draw:textarea-vertical-align="middle" draw:auto-grow-height="false" fo:min-height="0.893cm" fo:min-width="5.469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0.893cm" fo:min-width="2.421cm"/>
    </style:style>
    <style:style style:name="gr6" style:family="graphic" style:parent-style-name="standard">
      <style:graphic-properties svg:stroke-opacity="0%" draw:fill-color="#006600" draw:textarea-horizontal-align="justify" draw:textarea-vertical-align="middle" draw:auto-grow-height="false" fo:min-height="0.904cm" fo:min-width="4.445cm"/>
    </style:style>
    <style:style style:name="gr7" style:family="graphic" style:parent-style-name="standard">
      <style:graphic-properties svg:stroke-opacity="0%" draw:fill-color="#ff6666" draw:textarea-horizontal-align="justify" draw:textarea-vertical-align="middle" draw:auto-grow-height="false" fo:min-height="0.893cm" fo:min-width="2.421cm"/>
    </style:style>
    <style:style style:name="gr8" style:family="graphic" style:parent-style-name="standard">
      <style:graphic-properties svg:stroke-opacity="0%" draw:fill-color="#669900" draw:textarea-horizontal-align="justify" draw:textarea-vertical-align="middle" draw:auto-grow-height="false" fo:min-height="0.893cm" fo:min-width="2.421cm"/>
    </style:style>
    <style:style style:name="gr9" style:family="graphic" style:parent-style-name="standard">
      <style:graphic-properties svg:stroke-opacity="0%" draw:fill-color="#ff6666" draw:textarea-horizontal-align="justify" draw:textarea-vertical-align="middle" draw:auto-grow-height="false" fo:min-height="0.893cm" fo:min-width="1.913cm"/>
    </style:style>
    <style:style style:name="gr10" style:family="graphic" style:parent-style-name="standard">
      <style:graphic-properties svg:stroke-opacity="0%" draw:fill-color="#669900" draw:textarea-horizontal-align="justify" draw:textarea-vertical-align="middle" draw:auto-grow-height="false" fo:min-height="0.893cm" fo:min-width="1.913cm"/>
    </style:style>
    <style:style style:name="gr11" style:family="graphic" style:parent-style-name="standard">
      <style:graphic-properties svg:stroke-opacity="0%" draw:fill-color="#ff6666" draw:textarea-horizontal-align="justify" draw:textarea-vertical-align="middle" draw:auto-grow-height="false" fo:min-height="0.893cm" fo:min-width="3.183cm"/>
    </style:style>
    <style:style style:name="gr12" style:family="graphic" style:parent-style-name="standard">
      <style:graphic-properties svg:stroke-opacity="0%" draw:fill-color="#669900" draw:textarea-horizontal-align="justify" draw:textarea-vertical-align="middle" draw:auto-grow-height="false" fo:min-height="0.893cm" fo:min-width="3.1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666666"/>
      <style:paragraph-properties fo:text-align="center"/>
      <style:text-properties fo:color="#ffffff"/>
    </style:style>
    <style:style style:name="P4" style:family="paragraph">
      <loext:graphic-properties draw:fill-color="#006600"/>
      <style:paragraph-properties fo:text-align="center"/>
      <style:text-properties fo:color="#ffffff"/>
    </style:style>
    <style:style style:name="P5" style:family="paragraph">
      <loext:graphic-properties draw:fill-color="#ff6666"/>
      <style:paragraph-properties fo:text-align="center"/>
      <style:text-properties fo:color="#ffffff"/>
    </style:style>
    <style:style style:name="P6" style:family="paragraph">
      <loext:graphic-properties draw:fill-color="#669900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7.366cm" svg:x="-0.01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23cm" svg:height="1.143cm" svg:x="6.695cm" svg:y="5.702cm">
          <text:p text:style-name="P2"><text:span text:style-name="T1">Host 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1.143cm" svg:x="0.345cm" svg:y="5.702cm">
          <text:p text:style-name="P2"><text:span text:style-name="T1">Host O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69cm" svg:height="1.143cm" svg:x="0.345cm" svg:y="4.432cm">
          <text:p text:style-name="P2"><text:span text:style-name="T1">Hypervi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1cm" svg:height="1.143cm" svg:x="0.345cm" svg:y="3.162cm">
          <text:p text:style-name="P2"><text:span text:style-name="T1">Guest O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945cm" svg:height="1.154cm" draw:transform="rotate (1.5702727280193) translate (6.711cm 5.567cm)">
          <text:p text:style-name="P2"><text:span text:style-name="T1">Dock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21cm" svg:height="1.143cm" svg:x="0.345cm" svg:y="1.892cm">
          <text:p text:style-name="P2"><text:span text:style-name="T1">Libs 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921cm" svg:height="1.143cm" svg:x="3.393cm" svg:y="1.892cm">
          <text:p text:style-name="P2"><text:span text:style-name="T1">Libs 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413cm" svg:height="1.143cm" svg:x="7.965cm" svg:y="4.432cm">
          <text:p text:style-name="P2"><text:span text:style-name="T1">Libs 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413cm" svg:height="1.143cm" svg:x="10.505cm" svg:y="4.432cm">
          <text:p text:style-name="P2"><text:span text:style-name="T1">Libs 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921cm" svg:height="1.143cm" svg:x="0.345cm" svg:y="0.622cm">
          <text:p text:style-name="P2"><text:span text:style-name="T1">App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1cm" svg:height="1.143cm" svg:x="3.393cm" svg:y="3.162cm">
          <text:p text:style-name="P2"><text:span text:style-name="T1">Guest O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921cm" svg:height="1.143cm" svg:x="3.393cm" svg:y="0.622cm">
          <text:p text:style-name="P2"><text:span text:style-name="T1">App 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683cm" svg:height="1.143cm" draw:transform="rotate (1.5697491292437) translate (7.965cm 4.304cm)">
          <text:p text:style-name="P2"><text:span text:style-name="T1">App 1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689cm" svg:height="1.143cm" draw:transform="rotate (1.56538580611371) translate (10.486cm 4.308cm)">
          <text:p text:style-name="P2"><text:span text:style-name="T1">Ap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683cm" svg:height="1.143cm" draw:transform="rotate (1.5697491292437) translate (9.232cm 4.304cm)">
          <text:p text:style-name="P2"><text:span text:style-name="T1">App 1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689cm" svg:height="1.143cm" draw:transform="rotate (1.56538580611371) translate (11.775cm 4.308cm)">
          <text:p text:style-name="P2"><text:span text:style-name="T1">App 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84cm" fo:page-height="7.3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0:03:26.951288457</meta:creation-date>
    <dc:date>2016-08-23T10:39:30.025625657</dc:date>
    <meta:editing-duration>PT29M37S</meta:editing-duration>
    <meta:editing-cycles>9</meta:editing-cycles>
    <meta:generator>LibreOffice/5.1.4.2$Linux_X86_64 LibreOffice_project/10m0$Build-2</meta:generator>
    <meta:document-statistic meta:object-count="17"/>
  </office:meta>
</office:document-meta>
</file>